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6C000001B6AD1597D2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838cm" svg:x="1.001cm" svg:y="1cm">
          <draw:image xlink:href="Pictures/100000000000026C000001B6AD1597D2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4-11-03T11:05:23</dc:date>
    <meta:document-statistic meta:object-count="1"/>
    <meta:generator>NeoOffice/3.4.1$Unix OpenOffice.org_project/Patch 9</meta:generator>
  </office:meta>
</office:document-meta>
</file>